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b2b2b2" draw:textarea-horizontal-align="justify" draw:textarea-vertical-align="middle" draw:auto-grow-height="false" fo:min-height="2.798cm" fo:min-width="2.404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1.297cm" fo:min-width="2.627cm"/>
    </style:style>
    <style:style style:name="gr3" style:family="graphic" style:parent-style-name="standard">
      <style:graphic-properties draw:stroke="none" svg:stroke-color="#000000" draw:fill="none" draw:fill-color="#ffffff" draw:textarea-horizontal-align="left" draw:auto-grow-height="true" draw:auto-grow-width="true" fo:min-height="0.949cm" fo:min-width="2.644cm"/>
    </style:style>
    <style:style style:name="gr4" style:family="graphic" style:parent-style-name="standard">
      <style:graphic-properties svg:stroke-color="#000000" draw:fill="solid" draw:fill-color="#b2b2b2" draw:textarea-horizontal-align="justify" draw:textarea-vertical-align="middle" draw:auto-grow-height="false" fo:min-height="0cm" fo:min-width="0.167cm"/>
    </style:style>
    <style:style style:name="gr5"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564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424cm"/>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1cm" svg:stroke-color="#000000" draw:marker-start-width="0.355cm" draw:marker-end="Arrow" draw:marker-end-width="0.376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1.183cm"/>
    </style:style>
    <style:style style:name="P1" style:family="paragraph">
      <loext:graphic-properties draw:fill="solid" draw:fill-color="#b2b2b2"/>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1pt" style:font-size-asian="18pt" style:font-size-complex="18pt"/>
    </style:style>
    <style:style style:name="P4" style:family="paragraph">
      <loext:graphic-properties draw:fill="none" draw:fill-color="#ffffff"/>
      <style:paragraph-properties fo:text-align="center"/>
      <style:text-properties fo:font-size="12pt" style:font-size-asian="18pt" style:font-size-complex="18pt"/>
    </style:style>
    <style:style style:name="P5" style:family="paragraph">
      <loext:graphic-properties draw:fill="solid" draw:fill-color="#000000"/>
      <style:paragraph-properties fo:text-align="center"/>
    </style:style>
    <style:style style:name="P6" style:family="paragraph">
      <loext:graphic-properties draw:fill="none" draw:fill-color="#ffffff"/>
      <style:text-properties fo:font-size="12pt" style:font-size-asian="18pt" style:font-size-complex="18pt"/>
    </style:style>
    <style:style style:name="P7" style:family="paragraph">
      <loext:graphic-properties draw:fill="none"/>
      <style:paragraph-properties fo:text-align="center"/>
    </style:style>
    <style:style style:name="T1" style:family="text">
      <style:text-properties fo:font-size="11pt" style:font-size-asian="18pt" style:font-size-complex="18pt"/>
    </style:style>
    <style:style style:name="T2" style:family="text">
      <style:text-properties fo:font-size="11pt" fo:font-style="italic" fo:font-weight="bold" style:font-size-asian="18pt" style:font-style-asian="italic" style:font-weight-asian="bold" style:font-size-complex="18pt" style:font-style-complex="italic" style:font-weight-complex="bold"/>
    </style:style>
    <style:style style:name="T3"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4.699cm" svg:x="2.987cm" svg:y="3.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3.127cm" svg:height="1.547cm" svg:x="8.474cm" svg:y="4.708cm">
          <draw:text-box>
            <text:p text:style-name="P2"><text:span text:style-name="T1">3</text:span><text:span text:style-name="T1">x</text:span><text:span text:style-name="T1">3 </text:span><text:span text:style-name="T2">si</text:span><text:span text:style-name="T2">n</text:span><text:span text:style-name="T2">g</text:span><text:span text:style-name="T2">u</text:span><text:span text:style-name="T2">la</text:span><text:span text:style-name="T2">r</text:span></text:p>
            <text:p text:style-name="P2"><text:span text:style-name="T1">m</text:span><text:span text:style-name="T1">at</text:span><text:span text:style-name="T1">ri</text:span><text:span text:style-name="T1">x </text:span><text:span text:style-name="T1">(li</text:span><text:span text:style-name="T1">n</text:span><text:span text:style-name="T1">e</text:span><text:span text:style-name="T1">a</text:span><text:span text:style-name="T1">r</text:span></text:p>
            <text:p text:style-name="P2"><text:span text:style-name="T1">tr</text:span><text:span text:style-name="T1">a</text:span><text:span text:style-name="T1">n</text:span><text:span text:style-name="T1">sf</text:span><text:span text:style-name="T1">o</text:span><text:span text:style-name="T1">r</text:span><text:span text:style-name="T1">m</text:span><text:span text:style-name="T1">at</text:span><text:span text:style-name="T1">io</text:span><text:span text:style-name="T1">n</text:span><text:span text:style-name="T1">)</text:span></text:p>
          </draw:text-box>
        </draw:frame>
        <draw:frame draw:style-name="gr3" draw:text-style-name="P4" draw:layer="layout" svg:width="3.144cm" svg:height="1.199cm" svg:x="3.749cm" svg:y="8.039cm">
          <draw:text-box>
            <text:p text:style-name="P2"><text:span text:style-name="T3">a</text:span><text:span text:style-name="T3">ll </text:span><text:span text:style-name="T3">3</text:span><text:span text:style-name="T3">-</text:span><text:span text:style-name="T3">d </text:span><text:span text:style-name="T3">v</text:span><text:span text:style-name="T3">e</text:span><text:span text:style-name="T3">ct</text:span><text:span text:style-name="T3">o</text:span><text:span text:style-name="T3">r</text:span><text:span text:style-name="T3">s</text:span></text:p>
            <text:p text:style-name="P2"><text:span text:style-name="T3">(</text:span><text:span text:style-name="T3">d</text:span><text:span text:style-name="T3">o</text:span><text:span text:style-name="T3">m</text:span><text:span text:style-name="T3">a</text:span><text:span text:style-name="T3">i</text:span><text:span text:style-name="T3">n</text:span><text:span text:style-name="T3">)</text:span></text:p>
          </draw:text-box>
        </draw:frame>
        <draw:custom-shape draw:style-name="gr4" draw:text-style-name="P1" draw:layer="layout" svg:width="0.762cm" svg:height="0.254cm" svg:x="11.858cm" svg:y="5.1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0.762cm" svg:height="0.254cm" svg:x="7.749cm" svg:y="5.1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xml:id="id4" draw:id="id4" draw:layer="layout" svg:width="0.254cm" svg:height="0.254cm" svg:x="5.908cm" svg:y="4.0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18" draw:id="id18" draw:layer="layout" svg:width="0.254cm" svg:height="0.254cm" svg:x="4.511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16" draw:id="id16" draw:layer="layout" svg:width="0.254cm" svg:height="0.254cm" svg:x="6.035cm" svg:y="5.19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2" draw:id="id2" draw:layer="layout" svg:width="0.254cm" svg:height="0.254cm" svg:x="3.921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5" draw:id="id15" draw:layer="layout" svg:width="0.254cm" svg:height="0.254cm" svg:x="5.21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2" draw:id="id12" draw:layer="layout" svg:width="0.254cm" svg:height="0.254cm" svg:x="3.812cm" svg:y="4.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9" draw:id="id9" draw:layer="layout" svg:width="0.254cm" svg:height="0.254cm" svg:x="5.912cm" svg:y="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xml:id="id3" draw:id="id3" draw:layer="layout" svg:width="2.064cm" svg:height="0.725cm" svg:x="7.223cm" svg:y="2.688cm">
          <draw:text-box>
            <text:p><text:span text:style-name="T3">[ 4 6 -2 </text:span><text:span text:style-name="T3">]</text:span></text:p>
          </draw:text-box>
        </draw:frame>
        <draw:frame draw:style-name="gr8" draw:text-style-name="P6" xml:id="id1" draw:id="id1" draw:layer="layout" svg:width="1.924cm" svg:height="0.725cm" svg:x="1.717cm" svg:y="7.604cm">
          <draw:text-box>
            <text:p><text:span text:style-name="T3">[ 3 3 3 ]</text:span></text:p>
          </draw:text-box>
        </draw:frame>
        <draw:connector draw:style-name="gr9" draw:text-style-name="P7" draw:layer="layout" draw:type="line" svg:x1="2.679cm" svg:y1="7.604cm" svg:x2="3.958cm" svg:y2="6.805cm" draw:start-shape="id1" draw:start-glue-point="0" draw:end-shape="id2" draw:end-glue-point="7" svg:d="M2679 7604l1279-799" svg:viewBox="0 0 1280 800">
          <text:p/>
        </draw:connector>
        <draw:connector draw:style-name="gr9" draw:text-style-name="P7" draw:layer="layout" draw:type="line" svg:x1="7.223cm" svg:y1="3.05cm" svg:x2="6.125cm" svg:y2="4.085cm" draw:start-shape="id3" draw:start-glue-point="3" draw:end-shape="id4" draw:end-glue-point="11" svg:d="M7223 3050l-1098 1035" svg:viewBox="0 0 1099 1036">
          <text:p/>
        </draw:connector>
        <draw:custom-shape draw:style-name="gr1" draw:text-style-name="P1" draw:layer="layout" svg:width="4.445cm" svg:height="4.699cm" svg:x="13.183cm" svg:y="3.155cm">
          <text:p/>
          <draw:enhanced-geometry svg:viewBox="0 0 21600 21600" draw:mirror-vertical="tru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3.144cm" svg:height="1.199cm" svg:x="13.949cm" svg:y="8.039cm">
          <draw:text-box>
            <text:p text:style-name="P2"><text:span text:style-name="T3">a</text:span><text:span text:style-name="T3">ll </text:span><text:span text:style-name="T3">3</text:span><text:span text:style-name="T3">-</text:span><text:span text:style-name="T3">d </text:span><text:span text:style-name="T3">v</text:span><text:span text:style-name="T3">e</text:span><text:span text:style-name="T3">ct</text:span><text:span text:style-name="T3">o</text:span><text:span text:style-name="T3">r</text:span><text:span text:style-name="T3">s</text:span></text:p>
            <text:p text:style-name="P2"><text:span text:style-name="T3">(</text:span><text:span text:style-name="T3">c</text:span><text:span text:style-name="T3">o</text:span><text:span text:style-name="T3">d</text:span><text:span text:style-name="T3">o</text:span><text:span text:style-name="T3">m</text:span><text:span text:style-name="T3">a</text:span><text:span text:style-name="T3">i</text:span><text:span text:style-name="T3">n</text:span><text:span text:style-name="T3">)</text:span></text:p>
          </draw:text-box>
        </draw:frame>
        <draw:custom-shape draw:style-name="gr6" draw:text-style-name="P5" xml:id="id8" draw:id="id8" draw:layer="layout" svg:width="0.254cm" svg:height="0.254cm" svg:x="16.108cm" svg:y="4.3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17" draw:id="id17" draw:layer="layout" svg:width="0.254cm" svg:height="0.254cm" svg:x="14.711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6" draw:id="id6" draw:layer="layout" svg:width="0.254cm" svg:height="0.254cm" svg:x="14.247cm" svg:y="6.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4" draw:id="id14" draw:layer="layout" svg:width="0.254cm" svg:height="0.254cm" svg:x="15.112cm" svg:y="6.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20" draw:id="id20" draw:layer="layout" svg:width="0.254cm" svg:height="0.254cm" svg:x="15.212cm" svg:y="3.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23" draw:id="id23" draw:layer="layout" svg:width="0.254cm" svg:height="0.254cm" svg:x="16.112cm" svg:y="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21" draw:id="id21" draw:layer="layout" svg:width="0.254cm" svg:height="0.254cm" svg:x="16.712cm" svg:y="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xml:id="id7" draw:id="id7" draw:layer="layout" svg:width="1.924cm" svg:height="0.725cm" svg:x="17.423cm" svg:y="2.688cm">
          <draw:text-box>
            <text:p><text:span text:style-name="T3">[ 8 0 6 ]</text:span></text:p>
          </draw:text-box>
        </draw:frame>
        <draw:frame draw:style-name="gr8" draw:text-style-name="P6" xml:id="id5" draw:id="id5" draw:layer="layout" svg:width="1.924cm" svg:height="0.725cm" svg:x="11.917cm" svg:y="7.604cm">
          <draw:text-box>
            <text:p><text:span text:style-name="T3">[ 0 0 0 ]</text:span></text:p>
          </draw:text-box>
        </draw:frame>
        <draw:connector draw:style-name="gr9" draw:text-style-name="P7" draw:layer="layout" draw:type="line" svg:x1="12.879cm" svg:y1="7.604cm" svg:x2="14.284cm" svg:y2="6.715cm" draw:start-shape="id5" draw:start-glue-point="0" draw:end-shape="id6" draw:end-glue-point="7" svg:d="M12879 7604l1405-889" svg:viewBox="0 0 1406 890">
          <text:p/>
        </draw:connector>
        <draw:connector draw:style-name="gr9" draw:text-style-name="P7" draw:layer="layout" draw:type="line" svg:x1="17.423cm" svg:y1="3.05cm" svg:x2="16.325cm" svg:y2="4.385cm" draw:start-shape="id7" draw:start-glue-point="3" draw:end-shape="id8" draw:end-glue-point="11" svg:d="M17423 3050l-1098 1335" svg:viewBox="0 0 1099 1336">
          <text:p/>
        </draw:connector>
        <draw:connector draw:style-name="gr10" draw:text-style-name="P7" draw:layer="layout" draw:type="curve" svg:x1="6.125cm" svg:y1="4.085cm" svg:x2="14.374cm" svg:y2="6.498cm" draw:start-shape="id4" draw:start-glue-point="11" draw:end-shape="id6" draw:end-glue-point="4" svg:d="M6125 4085c5500 0 8249 804 8249 2413" svg:viewBox="0 0 8250 2414">
          <text:p/>
        </draw:connector>
        <draw:connector draw:style-name="gr10" draw:text-style-name="P7" draw:layer="layout" draw:type="curve" draw:line-skew="-0.28cm -1.519cm" svg:x1="3.921cm" svg:y1="6.715cm" svg:x2="16.235cm" svg:y2="4.348cm" draw:start-shape="id2" draw:start-glue-point="6" draw:end-shape="id8" draw:end-glue-point="4" svg:d="M3921 6715c-1171 0-976-2194 2395-3543s9919-1854 9919 1176" svg:viewBox="0 0 12965 4608">
          <text:p/>
        </draw:connector>
        <draw:frame draw:style-name="gr8" draw:text-style-name="P6" xml:id="id10" draw:id="id10" draw:layer="layout" svg:width="1.924cm" svg:height="0.725cm" svg:x="7.117cm" svg:y="7.005cm">
          <draw:text-box>
            <text:p><text:span text:style-name="T3">[ 0 0 0 ]</text:span></text:p>
          </draw:text-box>
        </draw:frame>
        <draw:connector draw:style-name="gr9" draw:text-style-name="P7" draw:layer="layout" draw:type="line" svg:x1="6.039cm" svg:y1="6.611cm" svg:x2="7.117cm" svg:y2="7.367cm" draw:start-shape="id9" draw:start-glue-point="4" draw:end-shape="id10" draw:end-glue-point="3" svg:d="M6039 6611l1078 756" svg:viewBox="0 0 1079 757">
          <text:p/>
        </draw:connector>
        <draw:frame draw:style-name="gr7" draw:text-style-name="P6" xml:id="id11" draw:id="id11" draw:layer="layout" svg:width="2.064cm" svg:height="0.725cm" svg:x="2.124cm" svg:y="2.18cm">
          <draw:text-box>
            <text:p><text:span text:style-name="T3">[ 2 -3 4 ]</text:span></text:p>
          </draw:text-box>
        </draw:frame>
        <draw:connector draw:style-name="gr9" draw:text-style-name="P7" draw:layer="layout" draw:type="line" svg:x1="3.156cm" svg:y1="2.905cm" svg:x2="3.812cm" svg:y2="4.338cm" draw:start-shape="id11" draw:start-glue-point="2" draw:end-shape="id12" draw:end-glue-point="6" svg:d="M3156 2905l656 1433" svg:viewBox="0 0 657 1434">
          <text:p/>
        </draw:connector>
        <draw:connector draw:style-name="gr10" draw:text-style-name="P7" draw:layer="layout" draw:type="curve" draw:line-skew="0.159cm 2.129cm 1.263cm" svg:x1="5.912cm" svg:y1="6.738cm" svg:x2="14.247cm" svg:y2="6.625cm" draw:start-shape="id9" draw:start-glue-point="6" draw:end-shape="id6" draw:end-glue-point="6" svg:d="M5912 6738c-513 0-342 1501 2608 1501s1562-1614 5727-1614" svg:viewBox="0 0 8561 1615">
          <text:p/>
        </draw:connector>
        <draw:connector draw:style-name="gr10" draw:text-style-name="P7" draw:layer="layout" draw:type="curve" draw:line-skew="0.671cm -1.963cm" svg:x1="3.812cm" svg:y1="4.338cm" svg:x2="16.235cm" svg:y2="4.348cm" draw:start-shape="id12" draw:start-glue-point="6" draw:end-shape="id8" draw:end-glue-point="4" svg:d="M3812 4338c255 0 212-1296 3254-2269s9169-1622 9169 2279" svg:viewBox="0 0 12424 3022">
          <text:p/>
        </draw:connector>
        <draw:frame draw:style-name="gr8" draw:text-style-name="P6" xml:id="id13" draw:id="id13" draw:layer="layout" svg:width="1.924cm" svg:height="0.725cm" svg:x="17.618cm" svg:y="6.461cm">
          <draw:text-box>
            <text:p><text:span text:style-name="T3">[ 9 4 1 ]</text:span></text:p>
          </draw:text-box>
        </draw:frame>
        <draw:connector draw:style-name="gr9" draw:text-style-name="P7" draw:layer="layout" draw:type="line" svg:x1="17.618cm" svg:y1="6.823cm" svg:x2="15.366cm" svg:y2="6.138cm" draw:start-shape="id13" draw:start-glue-point="3" draw:end-shape="id14" draw:end-glue-point="10" svg:d="M17618 6823l-2252-685" svg:viewBox="0 0 2253 686">
          <text:p/>
        </draw:connector>
        <draw:connector draw:style-name="gr10" draw:text-style-name="P7" draw:layer="layout" draw:type="curve" draw:line-skew="3.497cm" svg:x1="5.212cm" svg:y1="5.938cm" svg:x2="14.247cm" svg:y2="6.625cm" draw:start-shape="id15" draw:start-glue-point="6" draw:end-shape="id6" draw:end-glue-point="6" svg:d="M5212 5938c4494 0-23 687 9035 687" svg:viewBox="0 0 9036 688">
          <text:p/>
        </draw:connector>
        <draw:connector draw:style-name="gr10" draw:text-style-name="P7" draw:layer="layout" draw:type="curve" draw:line-skew="-0.668cm" svg:x1="6.162cm" svg:y1="5.191cm" svg:x2="14.748cm" svg:y2="4.847cm" draw:start-shape="id16" draw:start-glue-point="4" draw:end-shape="id17" draw:end-glue-point="5" svg:d="M6162 5191c0-2325 8586-2153 8586-344" svg:viewBox="0 0 8587 1724">
          <text:p/>
        </draw:connector>
        <draw:connector draw:style-name="gr10" draw:text-style-name="P7" draw:layer="layout" draw:type="curve" draw:line-skew="0.181cm 2.501cm" svg:x1="4.638cm" svg:y1="4.81cm" svg:x2="14.711cm" svg:y2="4.937cm" draw:start-shape="id18" draw:start-glue-point="4" draw:end-shape="id17" draw:end-glue-point="6" svg:d="M4638 4810c0-480 3801-401 5393-249s974 376 4680 376" svg:viewBox="0 0 10074 494">
          <text:p/>
        </draw:connector>
        <draw:frame draw:style-name="gr7" draw:text-style-name="P6" draw:layer="layout" svg:width="2.064cm" svg:height="0.725cm" svg:x="3.524cm" svg:y="4.981cm">
          <draw:text-box>
            <text:p><text:span text:style-name="T3">[ 1 6 9 ]</text:span></text:p>
          </draw:text-box>
        </draw:frame>
        <draw:frame draw:style-name="gr11" draw:text-style-name="P6" draw:layer="layout" svg:width="1.924cm" svg:height="0.725cm" svg:x="4.356cm" svg:y="5.953cm">
          <draw:text-box>
            <text:p><text:span text:style-name="T3">[ 4 1 4 ]</text:span></text:p>
          </draw:text-box>
        </draw:frame>
        <draw:frame draw:style-name="gr7" draw:text-style-name="P6" draw:layer="layout" svg:width="2.344cm" svg:height="0.725cm" svg:x="6.107cm" svg:y="4.564cm">
          <draw:text-box>
            <text:p><text:span text:style-name="T3">[ -1 -1 -1 ]</text:span></text:p>
          </draw:text-box>
        </draw:frame>
        <draw:frame draw:style-name="gr7" draw:text-style-name="P6" draw:layer="layout" svg:width="2.064cm" svg:height="0.725cm" svg:x="14.324cm" svg:y="4.981cm">
          <draw:text-box>
            <text:p><text:span text:style-name="T3">[ 3 5 -4 ]</text:span></text:p>
          </draw:text-box>
        </draw:frame>
        <draw:frame draw:style-name="gr7" draw:text-style-name="P6" xml:id="id19" draw:id="id19" draw:layer="layout" svg:width="2.064cm" svg:height="0.725cm" svg:x="12.923cm" svg:y="2.689cm">
          <draw:text-box>
            <text:p><text:span text:style-name="T3">[ -2 2 7 ]</text:span></text:p>
          </draw:text-box>
        </draw:frame>
        <draw:connector draw:style-name="gr9" draw:text-style-name="P7" draw:layer="layout" draw:type="line" svg:x1="13.955cm" svg:y1="3.414cm" svg:x2="15.249cm" svg:y2="3.948cm" draw:start-shape="id19" draw:start-glue-point="2" draw:end-shape="id20" draw:end-glue-point="5" svg:d="M13955 3414l1294 534" svg:viewBox="0 0 1295 535">
          <text:p/>
        </draw:connector>
        <draw:frame draw:style-name="gr7" draw:text-style-name="P6" xml:id="id22" draw:id="id22" draw:layer="layout" svg:width="2.064cm" svg:height="0.725cm" svg:x="17.823cm" svg:y="4.59cm">
          <draw:text-box>
            <text:p><text:span text:style-name="T3">[ -2 2 7 ]</text:span></text:p>
          </draw:text-box>
        </draw:frame>
        <draw:connector draw:style-name="gr9" draw:text-style-name="P7" draw:layer="layout" draw:type="line" svg:x1="16.929cm" svg:y1="5.548cm" svg:x2="17.823cm" svg:y2="4.952cm" draw:start-shape="id21" draw:start-glue-point="11" draw:end-shape="id22" draw:end-glue-point="3" svg:d="M16929 5548l894-596" svg:viewBox="0 0 895 597">
          <text:p/>
        </draw:connector>
        <draw:frame draw:style-name="gr8" draw:text-style-name="P6" xml:id="id24" draw:id="id24" draw:layer="layout" svg:width="2.064cm" svg:height="0.725cm" svg:x="16.818cm" svg:y="7.462cm">
          <draw:text-box>
            <text:p><text:span text:style-name="T3">[ 6 -6 5 ]</text:span></text:p>
          </draw:text-box>
        </draw:frame>
        <draw:connector draw:style-name="gr9" draw:text-style-name="P7" draw:layer="layout" draw:type="line" svg:x1="16.329cm" svg:y1="6.828cm" svg:x2="16.818cm" svg:y2="7.824cm" draw:start-shape="id23" draw:start-glue-point="9" draw:end-shape="id24" svg:d="M16329 6828l489 996" svg:viewBox="0 0 490 99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7T21:06:46.126694641</meta:creation-date>
    <dc:date>2020-08-29T12:37:17.293417332</dc:date>
    <meta:editing-duration>PT26M22S</meta:editing-duration>
    <meta:editing-cycles>6</meta:editing-cycles>
    <meta:generator>LibreOffice/6.0.7.3$Linux_X86_64 LibreOffice_project/00m0$Build-3</meta:generator>
    <meta:document-statistic meta:object-count="52"/>
  </office:meta>
</office:document-meta>
</file>